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9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ce1"/>
        <table:table-column table:style-name="co2" table:number-columns-repeated="1004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00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00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100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00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100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100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3T12:51:42.030000000</meta:creation-date>
    <dc:date>2021-03-23T13:07:17.484000000</dc:date>
    <meta:editing-duration>PT15M33S</meta:editing-duration>
    <meta:editing-cycles>4</meta:editing-cycles>
    <meta:generator>LibreOffice/7.1.1.2$Windows_X86_64 LibreOffice_project/fe0b08f4af1bacafe4c7ecc87ce55bb426164676</meta:generator>
    <meta:document-statistic meta:table-count="1" meta:cell-count="200" meta:object-count="0"/>
  </office:meta>
</office:document-meta>
</file>